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7.971cm" table:align="left"/>
    </style:style>
    <style:style style:name="Tabla1.A" style:family="table-column">
      <style:table-column-properties style:column-width="3.034cm"/>
    </style:style>
    <style:style style:name="Tabla1.B" style:family="table-column">
      <style:table-column-properties style:column-width="4.93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24f6e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style:writing-mode="lr-tb"/>
      <style:text-properties officeooo:paragraph-rsid="002273fd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2273f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text-properties officeooo:paragraph-rsid="002273fd"/>
    </style:style>
    <style:style style:name="P14" style:family="paragraph" style:parent-style-name="Text_20_body" style:list-style-name="L5">
      <style:text-properties officeooo:paragraph-rsid="002273fd"/>
    </style:style>
    <style:style style:name="P15" style:family="paragraph" style:parent-style-name="Text_20_body" style:list-style-name="L5">
      <style:text-properties officeooo:paragraph-rsid="0023857e"/>
    </style:style>
    <style:style style:name="T1" style:family="text">
      <style:text-properties officeooo:rsid="0021558c"/>
    </style:style>
    <style:style style:name="T2" style:family="text">
      <style:text-properties officeooo:rsid="00224f6e"/>
    </style:style>
    <style:style style:name="T3" style:family="text">
      <style:text-properties officeooo:rsid="002273fd"/>
    </style:style>
    <style:style style:name="T4" style:family="text">
      <style:text-properties officeooo:rsid="0023857e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🛠️ Guía Práctica DevOps: Puppet + Vagrant para desplegar un LAMP en agente1</text:span></text:h>
      <text:h text:style-name="Heading_20_2" text:outline-level="2">👇 ¿Qué aprenderás?</text:h>
      <text:list text:style-name="L1">
        <text:list-item>
          <text:p text:style-name="P9">Levantar un entorno virtual con Vagrant y VirtualBox en Windows</text:p>
        </text:list-item>
        <text:list-item>
          <text:p text:style-name="P9">Configurar un Puppet Server y dos Agentes</text:p>
        </text:list-item>
        <text:list-item>
          <text:p text:style-name="P9">Crear un módulo Puppet desde cero para instalar un servidor LAMP</text:p>
        </text:list-item>
        <text:list-item>
          <text:p text:style-name="P9">Comparar con la estructura equivalente en Ansible</text:p>
        </text:list-item>
      </text:list>
      <text:p text:style-name="Horizontal_20_Line"/>
      <text:h text:style-name="Heading_20_2" text:outline-level="2">1️⃣ <text:span text:style-name="Strong_20_Emphasis">Vagrantfile con 3 máquinas (manager, agente1, agente2)</text:span></text:h>
      <text:p text:style-name="Preformatted_20_Text"/>
      <text:p text:style-name="P1"><text:span text:style-name="Source_20_Text"># Vagrantfile</text:span></text:p>
      <text:p text:style-name="P3"><text:span text:style-name="Source_20_Text">Vagrant.configure("2") do |config|</text:span></text:p>
      <text:p text:style-name="P3"><text:span text:style-name="Source_20_Text"><text:s text:c="2"/>nodes = [</text:span></text:p>
      <text:p text:style-name="P3"><text:span text:style-name="Source_20_Text"><text:s text:c="4"/>{ :hostname =&gt; "manager", :ip =&gt; "192.168.</text:span><text:span text:style-name="Source_20_Text"><text:span text:style-name="T1">33</text:span></text:span><text:span text:style-name="Source_20_Text">.10", :mem =&gt; 2048 },</text:span></text:p>
      <text:p text:style-name="P3"><text:span text:style-name="Source_20_Text"><text:s text:c="4"/>{ :hostname =&gt; "agente1", :ip =&gt; "192.168.</text:span><text:span text:style-name="Source_20_Text"><text:span text:style-name="T1">33</text:span></text:span><text:span text:style-name="Source_20_Text">.11", :mem =&gt; 1024 },</text:span></text:p>
      <text:p text:style-name="P3"><text:span text:style-name="Source_20_Text"><text:s text:c="4"/>{ :hostname =&gt; "agente2", :ip =&gt; "192.168.</text:span><text:span text:style-name="Source_20_Text"><text:span text:style-name="T1">33</text:span></text:span><text:span text:style-name="Source_20_Text">.12", :mem =&gt; 1024 }</text:span></text:p>
      <text:p text:style-name="P3"><text:span text:style-name="Source_20_Text"><text:s text:c="2"/>]</text:span></text:p>
      <text:p text:style-name="P3"/>
      <text:p text:style-name="P3"><text:span text:style-name="Source_20_Text"><text:s text:c="2"/>nodes.each do |node|</text:span></text:p>
      <text:p text:style-name="P3"><text:span text:style-name="Source_20_Text"><text:s text:c="4"/>config.vm.define node[:hostname] do |node_config|</text:span></text:p>
      <text:p text:style-name="P3"><text:span text:style-name="Source_20_Text"><text:s text:c="6"/>node_config.vm.box = "bento/ubuntu-22.04"</text:span></text:p>
      <text:p text:style-name="P3"><text:span text:style-name="Source_20_Text"><text:s text:c="6"/>node_config.vm.hostname = node[:hostname]</text:span></text:p>
      <text:p text:style-name="P3"><text:span text:style-name="Source_20_Text"><text:s text:c="6"/>node_config.vm.network "private_network", ip: node[:ip]</text:span></text:p>
      <text:p text:style-name="P3"><text:span text:style-name="Source_20_Text"><text:s text:c="6"/>node_config.vm.provider "virtualbox" do |vb|</text:span></text:p>
      <text:p text:style-name="P3"><text:span text:style-name="Source_20_Text"><text:s text:c="8"/>vb.memory = node[:mem]</text:span></text:p>
      <text:p text:style-name="P3"><text:span text:style-name="Source_20_Text"><text:s text:c="6"/>end</text:span></text:p>
      <text:p text:style-name="P3"><text:span text:style-name="Source_20_Text"><text:s text:c="6"/>node_config.vm.provision "shell", inline: &lt;&lt;-SHELL</text:span></text:p>
      <text:p text:style-name="P3"><text:span text:style-name="Source_20_Text"><text:s text:c="8"/>apt-get update</text:span></text:p>
      <text:p text:style-name="P3"><text:span text:style-name="Source_20_Text"><text:s text:c="6"/>SHELL</text:span></text:p>
      <text:p text:style-name="P3"><text:span text:style-name="Source_20_Text"><text:s text:c="4"/>end</text:span></text:p>
      <text:p text:style-name="P3"><text:span text:style-name="Source_20_Text"><text:s text:c="2"/>end</text:span></text:p>
      <text:p text:style-name="P4"><text:span text:style-name="Source_20_Text">end</text:span></text:p>
      <text:p text:style-name="Quotations">💡 Ejecuta <text:span text:style-name="Source_20_Text">vagrant up</text:span> para levantar las máquinas. Usa <text:span text:style-name="Source_20_Text">vagrant ssh manager</text:span> para conectarte al nodo correspondiente.</text:p>
      <text:p text:style-name="Horizontal_20_Line"/>
      <text:h text:style-name="Heading_20_2" text:outline-level="2">2️⃣ <text:span text:style-name="Strong_20_Emphasis">Instalación de Puppet Server en </text:span><text:span text:style-name="Strong_20_Emphasis"><text:span text:style-name="Source_20_Text">manager</text:span></text:span></text:h>
      <text:p text:style-name="Preformatted_20_Text"/>
      <text:p text:style-name="P1"><text:span text:style-name="Source_20_Text"># En manager:</text:span></text:p>
      <text:p text:style-name="P3"><text:span text:style-name="Source_20_Text">sudo apt update</text:span></text:p>
      <text:p text:style-name="P3"><text:span text:style-name="Source_20_Text">sudo apt install -y wget</text:span></text:p>
      <text:p text:style-name="P3"><text:span text:style-name="Source_20_Text">wget https://apt.puppet.com/puppet7-release-jammy.deb</text:span></text:p>
      <text:p text:style-name="P3"><text:span text:style-name="Source_20_Text">sudo dpkg -i puppet7-release-jammy.deb</text:span></text:p>
      <text:p text:style-name="P3"><text:span text:style-name="Source_20_Text">sudo apt update</text:span></text:p>
      <text:p text:style-name="P4"><text:span text:style-name="Source_20_Text">sudo apt install -y puppetserver</text:span></text:p>
      <text:h text:style-name="Heading_20_3" text:outline-level="3"><text:soft-page-break/>Configura memoria del servidor Puppet:</text:h>
      <text:p text:style-name="Text_20_body">Edita el archivo:</text:p>
      <text:p text:style-name="Preformatted_20_Text"/>
      <text:p text:style-name="P2"><text:span text:style-name="Source_20_Text">sudo nano /etc/default/puppetserver</text:span></text:p>
      <text:p text:style-name="Text_20_body">Cambia:</text:p>
      <text:p text:style-name="Preformatted_20_Text"/>
      <text:p text:style-name="P2"><text:span text:style-name="Source_20_Text">JAVA_ARGS="-Xms512m -Xmx512m"</text:span></text:p>
      <text:h text:style-name="Heading_20_3" text:outline-level="3">Configura hostname en <text:span text:style-name="Source_20_Text">/etc/hosts</text:span></text:h>
      <text:p text:style-name="Text_20_body">Agrega en cada VM: <text:span text:style-name="T2">(agregar resolución de puppet <text:s/>para evitar modificar el nombre del server predeterminado → permisos con sudo en /etc/puppetlabs/puppetserver)</text:span></text:p>
      <text:p text:style-name="P5"><text:span text:style-name="Source_20_Text">192.168.</text:span><text:span text:style-name="Source_20_Text"><text:span text:style-name="T1">33</text:span></text:span><text:span text:style-name="Source_20_Text">.10 manager</text:span></text:p>
      <text:p text:style-name="P1"><text:span text:style-name="Source_20_Text">192.168.</text:span><text:span text:style-name="Source_20_Text"><text:span text:style-name="T1">33</text:span></text:span><text:span text:style-name="Source_20_Text">.10 </text:span><text:span text:style-name="Source_20_Text"><text:span text:style-name="T2">puppet</text:span></text:span></text:p>
      <text:p text:style-name="P3"><text:span text:style-name="Source_20_Text">192.168.</text:span><text:span text:style-name="Source_20_Text"><text:span text:style-name="T1">33</text:span></text:span><text:span text:style-name="Source_20_Text">.11 agente1</text:span></text:p>
      <text:p text:style-name="P4"><text:span text:style-name="Source_20_Text">192.168.</text:span><text:span text:style-name="Source_20_Text"><text:span text:style-name="T1">33</text:span></text:span><text:span text:style-name="Source_20_Text">.12 agente2</text:span></text:p>
      <text:h text:style-name="Heading_20_3" text:outline-level="3">Inicia el servidor Puppet:</text:h>
      <text:p text:style-name="Preformatted_20_Text"/>
      <text:p text:style-name="P1"><text:span text:style-name="Source_20_Text">sudo systemctl start puppetserver</text:span></text:p>
      <text:p text:style-name="P4"><text:span text:style-name="Source_20_Text">sudo systemctl enable puppetserver</text:span></text:p>
      <text:p text:style-name="Horizontal_20_Line"/>
      <text:h text:style-name="Heading_20_2" text:outline-level="2">3️⃣ <text:span text:style-name="Strong_20_Emphasis">Instalación del Agente Puppet en agente1 y agente2</text:span></text:h>
      <text:p text:style-name="Preformatted_20_Text"/>
      <text:p text:style-name="P1"><text:span text:style-name="Source_20_Text"># En cada agente:</text:span></text:p>
      <text:p text:style-name="P3"><text:span text:style-name="Source_20_Text">wget https://apt.puppet.com/puppet7-release-jammy.deb</text:span></text:p>
      <text:p text:style-name="P3"><text:span text:style-name="Source_20_Text">sudo dpkg -i puppet7-release-jammy.deb</text:span></text:p>
      <text:p text:style-name="P3"><text:span text:style-name="Source_20_Text">sudo apt update</text:span></text:p>
      <text:p text:style-name="P3"><text:span text:style-name="Source_20_Text">sudo apt install -y puppet-agent</text:span></text:p>
      <text:p text:style-name="P3"/>
      <text:p text:style-name="P3"><text:span text:style-name="Source_20_Text"># Configura el agente:</text:span></text:p>
      <text:p text:style-name="P4"><text:span text:style-name="Source_20_Text">sudo nano /etc/puppetlabs/puppet/puppet.conf</text:span></text:p>
      <text:p text:style-name="Text_20_body">Agrega:</text:p>
      <text:p text:style-name="Preformatted_20_Text"/>
      <text:p text:style-name="P1"><text:span text:style-name="Source_20_Text">[main]</text:span></text:p>
      <text:p text:style-name="P4"><text:span text:style-name="Source_20_Text">server = manager</text:span></text:p>
      <text:p text:style-name="Quotations">✅ Asegúrate de que los nombres resuelvan correctamente en <text:span text:style-name="Source_20_Text">/etc/hosts</text:span>.</text:p>
      <text:h text:style-name="Heading_20_3" text:outline-level="3">Solicita el certificado:</text:h>
      <text:p text:style-name="Preformatted_20_Text"/>
      <text:p text:style-name="P2"><text:span text:style-name="Source_20_Text">sudo /opt/puppetlabs/bin/puppet agent --test</text:span></text:p>
      <text:h text:style-name="Heading_20_3" text:outline-level="3">En el manager, firma los certificados:</text:h>
      <text:p text:style-name="Preformatted_20_Text"/>
      <text:p text:style-name="P1"><text:soft-page-break/><text:span text:style-name="Source_20_Text">sudo /opt/puppetlabs/bin/puppetserver ca list</text:span></text:p>
      <text:p text:style-name="P4"><text:span text:style-name="Source_20_Text">sudo /opt/puppetlabs/bin/puppetserver ca sign --all</text:span></text:p>
      <text:p text:style-name="Horizontal_20_Line"/>
      <text:h text:style-name="Heading_20_2" text:outline-level="2">4️⃣ <text:span text:style-name="Strong_20_Emphasis">Verifica la comunicación</text:span></text:h>
      <text:p text:style-name="Text_20_body">Desde los agentes:</text:p>
      <text:p text:style-name="Preformatted_20_Text"/>
      <text:p text:style-name="P2"><text:span text:style-name="Source_20_Text">sudo /opt/puppetlabs/bin/puppet agent --test</text:span></text:p>
      <text:p text:style-name="Horizontal_20_Line"/>
      <text:h text:style-name="Heading_20_2" text:outline-level="2">5️⃣ <text:span text:style-name="Strong_20_Emphasis">¿Qué es un módulo, receta y manifest en Puppet?</text:span></text:h>
      <text:list text:style-name="L2">
        <text:list-item>
          <text:p text:style-name="P10"><text:span text:style-name="Strong_20_Emphasis">Módulo:</text:span> Estructura que organiza recursos Puppet (como roles en Ansible).</text:p>
        </text:list-item>
        <text:list-item>
          <text:p text:style-name="P10"><text:span text:style-name="Strong_20_Emphasis">Receta:</text:span> Archivo <text:span text:style-name="Source_20_Text">.pp</text:span> donde se definen tareas (como los tasks en Ansible).</text:p>
        </text:list-item>
        <text:list-item>
          <text:p text:style-name="P10"><text:span text:style-name="Strong_20_Emphasis">Manifest:</text:span> El código que Puppet ejecuta, ubicado por defecto en <text:span text:style-name="Source_20_Text">manifests</text:span>.</text:p>
        </text:list-item>
      </text:list>
      <text:p text:style-name="Horizontal_20_Line"/>
      <text:h text:style-name="Heading_20_2" text:outline-level="2">6️⃣ <text:span text:style-name="Strong_20_Emphasis">Crear un módulo llamado </text:span><text:span text:style-name="Strong_20_Emphasis"><text:span text:style-name="Source_20_Text">lamp_stack</text:span></text:span></text:h>
      <text:p text:style-name="Preformatted_20_Text"/>
      <text:p text:style-name="P1"><text:span text:style-name="Source_20_Text"># En manager:</text:span></text:p>
      <text:p text:style-name="P3"><text:span text:style-name="Source_20_Text">cd /etc/puppetlabs/code/environments/production/modules</text:span></text:p>
      <text:p text:style-name="P4"><text:span text:style-name="Source_20_Text">sudo mkdir -p lamp_stack/{manifests,files,templates}</text:span></text:p>
      <text:p text:style-name="Text_20_body">Explicación:</text:p>
      <text:list text:style-name="L4">
        <text:list-item>
          <text:p text:style-name="P12"><text:span text:style-name="Source_20_Text">manifests/</text:span>: Aquí va el archivo <text:span text:style-name="Source_20_Text">init.pp</text:span> con la receta principal.</text:p>
        </text:list-item>
        <text:list-item>
          <text:p text:style-name="P12"><text:span text:style-name="Source_20_Text">files/</text:span>: (opcional) Archivos que puedes copiar al host desde Puppet.</text:p>
        </text:list-item>
        <text:list-item>
          <text:p text:style-name="P12"><text:span text:style-name="Source_20_Text">templates/</text:span>: (opcional) Archivos <text:span text:style-name="Source_20_Text">.erb</text:span> si quieres configurar plantillas.</text:p>
        </text:list-item>
      </text:list>
      <text:p text:style-name="Text_20_body"/>
      <text:p text:style-name="Text_20_body"/>
      <text:p text:style-name="Text_20_body">Edita el archivo:<text:line-break/><text:span text:style-name="Source_20_Text">lamp_stack/manifests/init.pp</text:span></text:p>
      <text:p text:style-name="Preformatted_20_Text"/>
      <text:p text:style-name="P1"><text:span text:style-name="Source_20_Text"># lamp_stack/manifests/init.pp</text:span></text:p>
      <text:p text:style-name="P3"/>
      <text:p text:style-name="P3"><text:span text:style-name="Source_20_Text">class lamp_stack {</text:span></text:p>
      <text:p text:style-name="P3"><text:span text:style-name="Source_20_Text"><text:s text:c="2"/>package { ['apache2', 'mysql-server', 'php', 'libapache2-mod-php']:</text:span></text:p>
      <text:p text:style-name="P3"><text:span text:style-name="Source_20_Text"><text:s text:c="4"/>ensure =&gt; installed,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service { 'apache2':</text:span></text:p>
      <text:p text:style-name="P3"><text:span text:style-name="Source_20_Text"><text:s text:c="4"/>ensure =&gt; running,</text:span></text:p>
      <text:p text:style-name="P3"><text:span text:style-name="Source_20_Text"><text:s text:c="4"/>enable =&gt; true,</text:span></text:p>
      <text:p text:style-name="P3"><text:span text:style-name="Source_20_Text"><text:s text:c="4"/>require =&gt; Package['apache2'],</text:span></text:p>
      <text:p text:style-name="P3"><text:soft-page-break/><text:span text:style-name="Source_20_Text"><text:s text:c="2"/>}</text:span></text:p>
      <text:p text:style-name="P3"/>
      <text:p text:style-name="P3"><text:span text:style-name="Source_20_Text"><text:s text:c="2"/>service { 'mysql':</text:span></text:p>
      <text:p text:style-name="P3"><text:span text:style-name="Source_20_Text"><text:s text:c="4"/>ensure =&gt; running,</text:span></text:p>
      <text:p text:style-name="P3"><text:span text:style-name="Source_20_Text"><text:s text:c="4"/>enable =&gt; true,</text:span></text:p>
      <text:p text:style-name="P3"><text:span text:style-name="Source_20_Text"><text:s text:c="4"/>require =&gt; Package['mysql-server'],</text:span></text:p>
      <text:p text:style-name="P3"><text:span text:style-name="Source_20_Text"><text:s text:c="2"/>}</text:span></text:p>
      <text:p text:style-name="P4"><text:span text:style-name="Source_20_Text">}</text:span></text:p>
      <text:p text:style-name="Horizontal_20_Line"/>
      <text:h text:style-name="Heading_20_2" text:outline-level="2">7️⃣ <text:span text:style-name="Strong_20_Emphasis">Asignar el módulo a </text:span><text:span text:style-name="Strong_20_Emphasis"><text:span text:style-name="T2">los </text:span></text:span><text:span text:style-name="Strong_20_Emphasis">agente</text:span><text:span text:style-name="Strong_20_Emphasis"><text:span text:style-name="T2">s</text:span></text:span></text:h>
      <text:p text:style-name="Text_20_body">Edita <text:span text:style-name="Source_20_Text">/etc/puppetlabs/code/environments/production/manifests/site.pp</text:span></text:p>
      <text:p text:style-name="Preformatted_20_Text"/>
      <text:p text:style-name="P1"><text:span text:style-name="Source_20_Text"># site.pp</text:span></text:p>
      <text:p text:style-name="P3"><text:span text:style-name="Source_20_Text">node 'agente1' {</text:span></text:p>
      <text:p text:style-name="P3"><text:span text:style-name="Source_20_Text"><text:s text:c="2"/>include lamp_stack</text:span></text:p>
      <text:p text:style-name="P4"><text:span text:style-name="Source_20_Text">}</text:span></text:p>
      <text:p text:style-name="P7"><text:span text:style-name="Source_20_Text">node 'agente</text:span><text:span text:style-name="Source_20_Text"><text:span text:style-name="T3">2</text:span></text:span><text:span text:style-name="Source_20_Text">' {</text:span></text:p>
      <text:p text:style-name="P7"><text:span text:style-name="Source_20_Text"><text:s text:c="2"/>include lamp_stack</text:span></text:p>
      <text:p text:style-name="P8"><text:span text:style-name="Source_20_Text">}</text:span></text:p>
      <text:p text:style-name="Horizontal_20_Line"/>
      <text:h text:style-name="Heading_20_2" text:outline-level="2">8️⃣ <text:span text:style-name="Strong_20_Emphasis">Aplicar la configuración</text:span></text:h>
      <text:p text:style-name="Text_20_body"/>
      <text:h text:style-name="Heading_20_2" text:outline-level="2">MODO 1: </text:h>
      <text:list text:style-name="L5">
        <text:list-item>
          <text:p text:style-name="P14"><text:span text:style-name="T3">Instalar en manager: sudo apt install puppet-bolt</text:span></text:p>
        </text:list-item>
      </text:list>
      <text:p text:style-name="P13"><text:span text:style-name="T3">Crear <text:s/></text:span><text:span text:style-name="T4">fichero de inventario para bolt (nodos.yml)<text:line-break/></text:span><text:span text:style-name="T3"><text:line-break/>targets:</text:span></text:p>
      <text:p text:style-name="P13"><text:s text:c="2"/>- name: agente1</text:p>
      <text:p text:style-name="P13"><text:s text:c="4"/>uri: 192.168.<text:span text:style-name="T4">33</text:span>.11</text:p>
      <text:p text:style-name="P13"><text:s text:c="4"/>config:</text:p>
      <text:p text:style-name="P13"><text:s text:c="6"/>transport: ssh</text:p>
      <text:p text:style-name="P13"><text:s text:c="6"/>ssh:</text:p>
      <text:p text:style-name="P13"><text:s text:c="8"/>user: vagrant</text:p>
      <text:p text:style-name="P13"><text:s text:c="8"/>password: vagrant</text:p>
      <text:p text:style-name="P13"><text:s text:c="8"/>host-key-check: false</text:p>
      <text:p text:style-name="P13"/>
      <text:p text:style-name="P13"><text:s text:c="2"/>- name: agente2</text:p>
      <text:p text:style-name="P13"><text:soft-page-break/><text:s text:c="4"/>uri: 192.168.<text:span text:style-name="T4">33</text:span>.12</text:p>
      <text:p text:style-name="P13"><text:s text:c="4"/>config:</text:p>
      <text:p text:style-name="P13"><text:s text:c="6"/>transport: ssh</text:p>
      <text:p text:style-name="P13"><text:s text:c="6"/>ssh:</text:p>
      <text:p text:style-name="P13"><text:s text:c="8"/>user: vagrant</text:p>
      <text:p text:style-name="P13"><text:s text:c="8"/>password: vagrant</text:p>
      <text:p text:style-name="P13"><text:s text:c="8"/>host-key-check: false</text:p>
      <text:list text:continue-numbering="true" text:style-name="L5">
        <text:list-item>
          <text:p text:style-name="P15"><text:span text:style-name="T4">Ejecutar puppet agent de manera remota:<text:line-break/></text:span><text:span text:style-name="Source_20_Text"><text:span text:style-name="T5">bolt command run 'sudo /opt/puppetlabs/bin/puppet agent --test' --targets all --inventoryfile ./nodos.yml</text:span></text:span></text:p>
        </text:list-item>
      </text:list>
      <text:h text:style-name="Heading_20_2" text:outline-level="2">MODO 2</text:h>
      <text:p text:style-name="Text_20_body">En <text:span text:style-name="Source_20_Text">agente1</text:span>:</text:p>
      <text:p text:style-name="Preformatted_20_Text"/>
      <text:p text:style-name="P2"><text:span text:style-name="Source_20_Text">sudo /opt/puppetlabs/bin/puppet agent --test</text:span></text:p>
      <text:p text:style-name="Text_20_body">✅ Esto instalará y levantará Apache, MySQL y PHP en <text:span text:style-name="Source_20_Text">agente1</text:span>.</text:p>
      <text:p text:style-name="Horizontal_20_Line"/>
      <text:h text:style-name="Heading_20_2" text:outline-level="2">9️⃣ <text:span text:style-name="Strong_20_Emphasis">Equivalente en Ansible (comparación)</text:span></text:h>
      <text:p text:style-name="Preformatted_20_Text"/>
      <text:p text:style-name="P1"><text:span text:style-name="Source_20_Text"># lamp.yml - Ejemplo Ansible Playbook</text:span></text:p>
      <text:p text:style-name="P3"/>
      <text:p text:style-name="P3"><text:span text:style-name="Source_20_Text">- hosts: agente1, </text:span><text:span text:style-name="Source_20_Text"><text:span text:style-name="T3">agente2</text:span></text:span></text:p>
      <text:p text:style-name="P3"><text:span text:style-name="Source_20_Text"><text:s text:c="2"/>become: </text:span><text:span text:style-name="Source_20_Text"><text:span text:style-name="T3">true</text:span></text:span></text:p>
      <text:p text:style-name="P3"><text:span text:style-name="Source_20_Text"><text:s text:c="2"/>tasks:</text:span></text:p>
      <text:p text:style-name="P3"><text:span text:style-name="Source_20_Text"><text:s text:c="4"/>- name: Instalar paquetes LAMP</text:span></text:p>
      <text:p text:style-name="P3"><text:span text:style-name="Source_20_Text"><text:s text:c="6"/>apt:</text:span></text:p>
      <text:p text:style-name="P3"><text:span text:style-name="Source_20_Text"><text:s text:c="8"/>name: ['apache2', 'mysql-server', 'php', 'libapache2-mod-php']</text:span></text:p>
      <text:p text:style-name="P3"><text:span text:style-name="Source_20_Text"><text:s text:c="8"/>state: present</text:span></text:p>
      <text:p text:style-name="P3"><text:span text:style-name="Source_20_Text"><text:s text:c="8"/>update_cache: yes</text:span></text:p>
      <text:p text:style-name="P3"/>
      <text:p text:style-name="P3"><text:span text:style-name="Source_20_Text"><text:s text:c="4"/>- name: Iniciar apache</text:span></text:p>
      <text:p text:style-name="P3"><text:span text:style-name="Source_20_Text"><text:s text:c="6"/>service:</text:span></text:p>
      <text:p text:style-name="P3"><text:span text:style-name="Source_20_Text"><text:s text:c="8"/>name: apache2</text:span></text:p>
      <text:p text:style-name="P3"><text:span text:style-name="Source_20_Text"><text:s text:c="8"/>state: started</text:span></text:p>
      <text:p text:style-name="P3"><text:span text:style-name="Source_20_Text"><text:s text:c="8"/>enabled: true</text:span></text:p>
      <text:p text:style-name="P3"/>
      <text:p text:style-name="P3"><text:span text:style-name="Source_20_Text"><text:s text:c="4"/>- name: Iniciar mysql</text:span></text:p>
      <text:p text:style-name="P3"><text:span text:style-name="Source_20_Text"><text:s text:c="6"/>service:</text:span></text:p>
      <text:p text:style-name="P3"><text:span text:style-name="Source_20_Text"><text:s text:c="8"/>name: mysql</text:span></text:p>
      <text:p text:style-name="P3"><text:span text:style-name="Source_20_Text"><text:s text:c="8"/>state: started</text:span></text:p>
      <text:p text:style-name="P4"><text:span text:style-name="Source_20_Text"><text:s text:c="8"/>enabled: true</text:span></text:p>
      <text:h text:style-name="Heading_20_3" text:outline-level="3">🆚 Comparación clave: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Puppet</text:p>
            </table:table-cell>
            <table:table-cell table:style-name="Tabla1.A1" office:value-type="string">
              <text:p text:style-name="Table_20_Heading">Ansible</text:p>
            </table:table-cell>
          </table:table-row>
        </table:table-header-rows>
        <table:table-row>
          <table:table-cell table:style-name="Tabla1.A1" office:value-type="string">
            <text:p text:style-name="Table_20_Contents">Manifests (<text:span text:style-name="Source_20_Text">.pp</text:span>)</text:p>
          </table:table-cell>
          <table:table-cell table:style-name="Tabla1.A1" office:value-type="string">
            <text:p text:style-name="Table_20_Contents">Playbooks (<text:span text:style-name="Source_20_Text">.yml</text:span>)</text:p>
          </table:table-cell>
        </table:table-row>
        <text:soft-page-break/>
        <table:table-row>
          <table:table-cell table:style-name="Tabla1.A1" office:value-type="string">
            <text:p text:style-name="Table_20_Contents">Módulos</text:p>
          </table:table-cell>
          <table:table-cell table:style-name="Tabla1.A1" office:value-type="string">
            <text:p text:style-name="Table_20_Contents">Roles</text:p>
          </table:table-cell>
        </table:table-row>
        <table:table-row>
          <table:table-cell table:style-name="Tabla1.A1" office:value-type="string">
            <text:p text:style-name="Table_20_Contents">Site.pp</text:p>
          </table:table-cell>
          <table:table-cell table:style-name="Tabla1.A1" office:value-type="string">
            <text:p text:style-name="Table_20_Contents">Inventory + Main playbook</text:p>
          </table:table-cell>
        </table:table-row>
        <table:table-row>
          <table:table-cell table:style-name="Tabla1.A1" office:value-type="string">
            <text:p text:style-name="Table_20_Contents">Declarativo</text:p>
          </table:table-cell>
          <table:table-cell table:style-name="Tabla1.A1" office:value-type="string">
            <text:p text:style-name="Table_20_Contents">Procedimental</text:p>
          </table:table-cell>
        </table:table-row>
      </table:table>
      <text:p text:style-name="Horizontal_20_Line"/>
      <text:h text:style-name="Heading_20_2" text:outline-level="2"><text:span text:style-name="Source_20_Text"/></text:h>
      <text:p text:style-name="Horizontal_20_Line"/>
      <text:h text:style-name="Heading_20_2" text:outline-level="2">✅ Conclusión</text:h>
      <text:p text:style-name="Text_20_body">Este laboratorio te da un entorno real para practicar Puppet como alternativa a Ansible. Te muestra el flujo completo: <text:span text:style-name="Strong_20_Emphasis">desde la infraestructura hasta la aplicación</text:span>, con ejemplos comparables entre herramientas. Ideal para proyectos reales o exámenes de DevOps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23:51:34.822611429</meta:creation-date>
    <dc:date>2025-04-06T11:30:34.863567796</dc:date>
    <meta:editing-duration>PT36M14S</meta:editing-duration>
    <meta:editing-cycles>5</meta:editing-cycles>
    <meta:generator>LibreOffice/24.2.2.2$Linux_X86_64 LibreOffice_project/d56cc158d8a96260b836f100ef4b4ef25d6f1a01</meta:generator>
    <meta:print-date>2025-04-06T00:11:48.637237485</meta:print-date>
    <meta:printed-by>Archivos PDF</meta:printed-by>
    <meta:document-statistic meta:table-count="1" meta:image-count="0" meta:object-count="0" meta:page-count="6" meta:paragraph-count="167" meta:word-count="702" meta:character-count="5390" meta:non-whitespace-character-count="4542"/>
  </office:meta>
</office:document-meta>
</file>